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9460" officeooo:paragraph-rsid="000d9460"/>
    </style:style>
    <style:style style:name="P2" style:family="paragraph" style:parent-style-name="Standard">
      <style:text-properties officeooo:paragraph-rsid="000d9460"/>
    </style:style>
    <style:style style:name="P3" style:family="paragraph" style:parent-style-name="Standard">
      <style:text-properties officeooo:rsid="000f8882" officeooo:paragraph-rsid="000f8882"/>
    </style:style>
    <style:style style:name="P4" style:family="paragraph" style:parent-style-name="Standard">
      <style:text-properties officeooo:rsid="00101bc2" officeooo:paragraph-rsid="00101bc2"/>
    </style:style>
    <style:style style:name="P5" style:family="paragraph" style:parent-style-name="Standard">
      <style:text-properties officeooo:rsid="00111192" officeooo:paragraph-rsid="00111192"/>
    </style:style>
    <style:style style:name="P6" style:family="paragraph" style:parent-style-name="Standard">
      <style:text-properties fo:color="#000000" style:font-name="lucidatypewriter" fo:font-size="10pt" style:font-size-asian="10pt"/>
    </style:style>
    <style:style style:name="P7" style:family="paragraph" style:parent-style-name="Standard">
      <style:text-properties fo:color="#000000" style:font-name="lucidatypewriter" fo:font-size="10pt" officeooo:rsid="000d9460" officeooo:paragraph-rsid="000d9460" style:font-size-asian="10pt"/>
    </style:style>
    <style:style style:name="P8" style:family="paragraph" style:parent-style-name="Standard">
      <style:text-properties fo:color="#000000" style:font-name="lucidatypewriter" fo:font-size="10pt" officeooo:paragraph-rsid="000d9460" style:font-size-asian="10pt"/>
    </style:style>
    <style:style style:name="P9" style:family="paragraph" style:parent-style-name="Standard">
      <style:text-properties fo:color="#000000" style:font-name="lucidatypewriter" fo:font-size="10pt" officeooo:rsid="00101bc2" officeooo:paragraph-rsid="00101bc2" style:font-size-asian="10pt"/>
    </style:style>
    <style:style style:name="P10" style:family="paragraph" style:parent-style-name="Standard">
      <style:text-properties fo:color="#000000" style:font-name="lucidatypewriter" fo:font-size="10pt" officeooo:rsid="00111192" officeooo:paragraph-rsid="00111192" style:font-size-asian="10pt"/>
    </style:style>
    <style:style style:name="P11" style:family="paragraph" style:parent-style-name="Standard">
      <style:text-properties fo:color="#000000" style:font-name="lucidatypewriter" fo:font-size="10pt" fo:font-weight="bold" officeooo:rsid="00115e91" officeooo:paragraph-rsid="00115e91" style:font-size-asian="10pt" style:font-weight-asian="bold" style:font-weight-complex="bold"/>
    </style:style>
    <style:style style:name="P12" style:family="paragraph" style:parent-style-name="Standard">
      <style:text-properties fo:color="#000000" style:font-name="lucidatypewriter" fo:font-size="10pt" fo:font-weight="bold" officeooo:rsid="00122f90" officeooo:paragraph-rsid="00122f90" style:font-size-asian="10pt" style:font-weight-asian="bold" style:font-weight-complex="bold"/>
    </style:style>
    <style:style style:name="P13" style:family="paragraph" style:parent-style-name="Standard">
      <style:text-properties fo:color="#000000" style:font-name="lucidatypewriter" fo:font-size="10pt" fo:font-weight="bold" officeooo:rsid="000d9460" officeooo:paragraph-rsid="000d9460" style:font-size-asian="10pt" style:font-weight-asian="bold" style:font-weight-complex="bold"/>
    </style:style>
    <style:style style:name="P14" style:family="paragraph" style:parent-style-name="Standard">
      <style:text-properties fo:color="#000000" style:font-name="lucidatypewriter" fo:font-size="10pt" fo:font-weight="normal" officeooo:rsid="000d9460" officeooo:paragraph-rsid="000d9460" style:font-size-asian="10pt" style:font-weight-asian="normal" style:font-weight-complex="normal"/>
    </style:style>
    <style:style style:name="P15" style:family="paragraph" style:parent-style-name="Standard">
      <style:text-properties fo:color="#000000" style:font-name="lucidatypewriter" fo:font-size="10pt" fo:font-weight="normal" officeooo:rsid="00122f90" officeooo:paragraph-rsid="00122f90" style:font-size-asian="10pt" style:font-weight-asian="normal" style:font-weight-complex="normal"/>
    </style:style>
    <style:style style:name="P16" style:family="paragraph" style:parent-style-name="Standard">
      <style:text-properties fo:color="#228b22" style:font-name="lucidatypewriter" fo:font-size="10pt" style:font-size-asian="10pt"/>
    </style:style>
    <style:style style:name="P17" style:family="paragraph" style:parent-style-name="Standard">
      <style:text-properties fo:color="#228b22" style:font-name="lucidatypewriter" fo:font-size="10pt" officeooo:paragraph-rsid="000d9460" style:font-size-asian="10pt"/>
    </style:style>
    <style:style style:name="P18" style:family="paragraph" style:parent-style-name="Standard">
      <style:text-properties fo:color="#228b22" style:font-name="lucidatypewriter" fo:font-size="10pt" officeooo:rsid="000f8882" officeooo:paragraph-rsid="000f8882" style:font-size-asian="10pt"/>
    </style:style>
    <style:style style:name="P19" style:family="paragraph" style:parent-style-name="Standard">
      <style:text-properties fo:color="#0000ff" style:font-name="lucidatypewriter" fo:font-size="10pt" style:font-size-asian="10pt"/>
    </style:style>
    <style:style style:name="P20" style:family="paragraph" style:parent-style-name="Standard">
      <style:text-properties fo:color="#0000ff" style:font-name="lucidatypewriter" fo:font-size="10pt" officeooo:paragraph-rsid="000d9460" style:font-size-asian="10pt"/>
    </style:style>
    <style:style style:name="P21" style:family="paragraph" style:parent-style-name="Standard">
      <style:text-properties style:font-name="Arial" fo:font-size="12pt" officeooo:paragraph-rsid="00115e91" style:font-size-asian="12pt" style:font-name-complex="Arial1" style:font-size-complex="12pt"/>
    </style:style>
    <style:style style:name="P22" style:family="paragraph" style:parent-style-name="Standard">
      <style:text-properties style:font-name="Arial" fo:font-size="12pt" officeooo:rsid="00122f90" officeooo:paragraph-rsid="00122f90" style:font-size-asian="12pt" style:font-name-complex="Arial1" style:font-size-complex="12pt"/>
    </style:style>
    <style:style style:name="P23" style:family="paragraph" style:parent-style-name="Standard">
      <style:text-properties officeooo:paragraph-rsid="00115e91"/>
    </style:style>
    <style:style style:name="P24" style:family="paragraph" style:parent-style-name="Standard">
      <style:text-properties officeooo:rsid="000d9460" officeooo:paragraph-rsid="00115e91"/>
    </style:style>
    <style:style style:name="P25" style:family="paragraph" style:parent-style-name="Standard">
      <style:text-properties officeooo:rsid="000d9460" officeooo:paragraph-rsid="000d9460"/>
    </style:style>
    <style:style style:name="P26" style:family="paragraph" style:parent-style-name="Standard">
      <style:text-properties officeooo:rsid="00122f90" officeooo:paragraph-rsid="00122f90"/>
    </style:style>
    <style:style style:name="P27" style:family="paragraph" style:parent-style-name="Standard">
      <style:text-properties fo:font-weight="bold" officeooo:rsid="00122f90" officeooo:paragraph-rsid="00122f90" style:font-weight-asian="bold" style:font-weight-complex="bold"/>
    </style:style>
    <style:style style:name="P28" style:family="paragraph" style:parent-style-name="Standard">
      <style:paragraph-properties fo:margin-top="0in" fo:margin-bottom="0.0417in" loext:contextual-spacing="false" fo:line-height="100%" fo:text-align="center" style:justify-single-word="false"/>
      <style:text-properties officeooo:paragraph-rsid="00115e91"/>
    </style:style>
    <style:style style:name="P29" style:family="paragraph" style:parent-style-name="Standard" style:master-page-name="Standard">
      <style:paragraph-properties fo:margin-top="0in" fo:margin-bottom="0.0417in" loext:contextual-spacing="false" fo:line-height="100%" fo:text-align="center" style:justify-single-word="false" style:page-number="auto"/>
      <style:text-properties officeooo:paragraph-rsid="00115e91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ff" style:font-name="lucidatypewriter" fo:font-size="10pt" style:font-size-asian="10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4pt" style:font-size-asian="14pt" style:font-name-complex="Arial1" style:font-size-complex="14pt"/>
    </style:style>
    <style:style style:name="T5" style:family="text">
      <style:text-properties style:font-name="Arial" fo:font-size="14pt" officeooo:rsid="00115e91" style:font-size-asian="14pt" style:font-name-complex="Arial1" style:font-size-complex="14pt"/>
    </style:style>
    <style:style style:name="T6" style:family="text">
      <style:text-properties officeooo:rsid="00115e91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4">Lab </text:span><text:span text:style-name="T5">3</text:span></text:p>
      <text:p text:style-name="P28"><text:span text:style-name="T4">CS 535 Numerical Computation</text:span></text:p>
      <text:p text:style-name="P28"><text:span text:style-name="T4">Date:</text:span><text:span text:style-name="T5">11/15/30</text:span><text:span text:style-name="T4"> <text:s text:c="11"/>Name:</text:span><text:span text:style-name="T5">Waled Salem</text:span><text:span text:style-name="T4"> <text:s text:c="12"/>Coyote ID:</text:span><text:span text:style-name="T5">004893625</text:span></text:p>
      <text:p text:style-name="P23"/>
      <text:p text:style-name="P23"/>
      <text:p text:style-name="P23"><text:span text:style-name="T3">I Problem Statement and Goals</text:span></text:p>
      <text:p text:style-name="P22">Gaussian elimination to find solution for Ax=b</text:p>
      <text:p text:style-name="P21"/>
      <text:p text:style-name="P21"/>
      <text:p text:style-name="P24"><text:span text:style-name="T3">II Methods, Algorithms, Tools used </text:span></text:p>
      <text:p text:style-name="P26">LU Factorization, Backward Substitution, Gaussian Elimination</text:p>
      <text:p text:style-name="P24"/>
      <text:p text:style-name="P1"/>
      <text:p text:style-name="P24"><text:span text:style-name="T3">III Program (provide detailed codes for each question if any)</text:span></text:p>
      <text:p text:style-name="P26"><text:span text:style-name="T3">Question 1 Do on Paper!</text:span></text:p>
      <text:p text:style-name="P1">2.</text:p>
      <text:p text:style-name="P7">A = [2 -3 2 1 4; 1 2 -4 -1 1; -2 4 1 1 3; 3 1 1 -2 -2; 2 6 1 -4 -2];</text:p>
      <text:p text:style-name="P6">B = [26 -5 28 -10 -9];</text:p>
      <text:p text:style-name="P16">%a = [a,b']</text:p>
      <text:p text:style-name="P6">[m,n]=size(A);</text:p>
      <text:p text:style-name="Standard"><text:span text:style-name="T2">for</text:span><text:span text:style-name="T1"> r = 1:n</text:span></text:p>
      <text:p text:style-name="Standard"><text:span text:style-name="T1"><text:s text:c="4"/></text:span><text:span text:style-name="T2">for</text:span><text:span text:style-name="T1"> i = 1:n</text:span></text:p>
      <text:p text:style-name="Standard"><text:span text:style-name="T1"><text:s text:c="8"/></text:span><text:span text:style-name="T2">if</text:span><text:span text:style-name="T1">(i&gt;r)</text:span></text:p>
      <text:p text:style-name="P6"><text:s text:c="12"/>t = A(i,r);</text:p>
      <text:p text:style-name="P6"><text:s text:c="12"/>A(i,:) = A(i,:)-A(r,:)*A(i,r)/A(r,r);</text:p>
      <text:p text:style-name="P6"><text:s text:c="12"/>B(i) = B(i)-B(r)*t/A(r,r);</text:p>
      <text:p text:style-name="Standard"><text:span text:style-name="T1"><text:s text:c="8"/></text:span><text:span text:style-name="T2">end</text:span></text:p>
      <text:p text:style-name="Standard"><text:span text:style-name="T1"><text:s text:c="4"/></text:span><text:span text:style-name="T2">end</text:span></text:p>
      <text:p text:style-name="P19">end</text:p>
      <text:p text:style-name="P6">A</text:p>
      <text:p text:style-name="P6">B</text:p>
      <text:p text:style-name="P6"/>
      <text:p text:style-name="P12">Results</text:p>
      <text:p text:style-name="P14">a =</text:p>
      <text:p text:style-name="P14"/>
      <text:p text:style-name="P14"><text:s text:c="4"/>2.0000 <text:s text:c="2"/>-3.0000 <text:s text:c="3"/>2.0000 <text:s text:c="3"/>1.0000 <text:s text:c="3"/>4.0000</text:p>
      <text:p text:style-name="P14"><text:s text:c="9"/>0 <text:s text:c="3"/>3.5000 <text:s text:c="2"/>-5.0000 <text:s text:c="2"/>-1.5000 <text:s text:c="2"/>-1.0000</text:p>
      <text:p text:style-name="P14"><text:s text:c="9"/>0 <text:s text:c="8"/>0 <text:s text:c="3"/>4.4286 <text:s text:c="3"/>2.4286 <text:s text:c="3"/>7.2857</text:p>
      <text:p text:style-name="P13"><text:span text:style-name="T7"><text:s text:c="9"/>0 <text:s text:c="8"/>0 <text:s text:c="8"/>0 <text:s text:c="2"/>-4.3548 <text:s/>-16.0645</text:span></text:p>
      <text:p text:style-name="P14"><text:s text:c="9"/>0 <text:s text:c="8"/>0 <text:s text:c="8"/>0 <text:s text:c="8"/>0 <text:s text:c="3"/>5.2667</text:p>
      <text:p text:style-name="P15">Skip Question 3</text:p>
      <text:p text:style-name="P1">4.</text:p>
      <text:p text:style-name="P7">A = [2 -3 2 1 4; 1 2 -4 -1 1; -2 4 1 1 3; 3 1 1 -2 -2; 2 6 1 -4 -2];</text:p>
      <text:p text:style-name="P8">B = [26 -5 28 -10 -9];</text:p>
      <text:p text:style-name="P17">%a = [a,b']</text:p>
      <text:p text:style-name="P8">[m,n]=size(A);</text:p>
      <text:p text:style-name="P2"><text:span text:style-name="T2">for</text:span><text:span text:style-name="T1"> r = 1:n</text:span></text:p>
      <text:p text:style-name="P2"><text:span text:style-name="T1"><text:s text:c="4"/></text:span><text:span text:style-name="T2">for</text:span><text:span text:style-name="T1"> i = 1:n</text:span></text:p>
      <text:p text:style-name="P2"><text:span text:style-name="T1"><text:s text:c="8"/></text:span><text:span text:style-name="T2">if</text:span><text:span text:style-name="T1">(i&gt;r)</text:span></text:p>
      <text:p text:style-name="P8"><text:s text:c="12"/>t = A(i,r);</text:p>
      <text:p text:style-name="P8"><text:s text:c="12"/>A(i,:) = A(i,:)-A(r,:)*A(i,r)/A(r,r);</text:p>
      <text:p text:style-name="P8"><text:s text:c="12"/>B(i) = B(i)-B(r)*t/A(r,r);</text:p>
      <text:p text:style-name="P2"><text:span text:style-name="T1"><text:s text:c="8"/></text:span><text:span text:style-name="T2">end</text:span></text:p>
      <text:p text:style-name="P2"><text:soft-page-break/><text:span text:style-name="T1"><text:s text:c="4"/></text:span><text:span text:style-name="T2">end</text:span></text:p>
      <text:p text:style-name="P20">end</text:p>
      <text:p text:style-name="P8">A</text:p>
      <text:p text:style-name="P7">B</text:p>
      <text:p text:style-name="P1"/>
      <text:p text:style-name="P27">Results</text:p>
      <text:p text:style-name="P3">A =</text:p>
      <text:p text:style-name="P3"/>
      <text:p text:style-name="P3"><text:s text:c="4"/>2.0000 <text:s text:c="2"/>-3.0000 <text:s text:c="3"/>2.0000 <text:s text:c="3"/>1.0000 <text:s text:c="3"/>4.0000</text:p>
      <text:p text:style-name="P3"><text:s text:c="9"/>0 <text:s text:c="3"/>3.5000 <text:s text:c="2"/>-5.0000 <text:s text:c="2"/>-1.5000 <text:s text:c="2"/>-1.0000</text:p>
      <text:p text:style-name="P3"><text:s text:c="9"/>0 <text:s text:c="8"/>0 <text:s text:c="3"/>4.4286 <text:s text:c="3"/>2.4286 <text:s text:c="3"/>7.2857</text:p>
      <text:p text:style-name="P3"><text:s text:c="9"/>0 <text:s text:c="8"/>0 <text:s text:c="8"/>0 <text:s text:c="2"/>-4.3548 <text:s/>-16.0645</text:p>
      <text:p text:style-name="P3"><text:s text:c="9"/>0 <text:s text:c="8"/>0 <text:s text:c="8"/>0 <text:s text:c="8"/>0 <text:s text:c="3"/>5.2667</text:p>
      <text:p text:style-name="P3"/>
      <text:p text:style-name="P3"/>
      <text:p text:style-name="P3">B =</text:p>
      <text:p text:style-name="P3"/>
      <text:p text:style-name="P3"><text:s text:c="3"/>26.0000 <text:s/>-18.0000 <text:s text:c="2"/>59.1429 <text:s/>-98.9355 <text:s text:c="2"/>26.6222</text:p>
      <text:p text:style-name="P3"/>
      <text:p text:style-name="P3"/>
      <text:p text:style-name="P3">x =</text:p>
      <text:p text:style-name="P3"/>
      <text:p text:style-name="P3"><text:s text:c="3"/>13.0000</text:p>
      <text:p text:style-name="P3"><text:s text:c="3"/>-5.1429</text:p>
      <text:p text:style-name="P3"><text:s text:c="3"/>13.3548</text:p>
      <text:p text:style-name="P3"><text:s text:c="3"/>22.7185</text:p>
      <text:p text:style-name="P3"><text:s text:c="4"/>5.0549</text:p>
      <text:p text:style-name="P3"/>
      <text:p text:style-name="P18">%back-substitution</text:p>
      <text:p text:style-name="P6">x = zeros(n,1);</text:p>
      <text:p text:style-name="P16">%x = x';</text:p>
      <text:p text:style-name="Standard"><text:span text:style-name="T2">for</text:span><text:span text:style-name="T1"> j = 1:n</text:span></text:p>
      <text:p text:style-name="Standard"><text:span text:style-name="T1"><text:s text:c="4"/></text:span><text:span text:style-name="T2">if</text:span><text:span text:style-name="T1">(A(j,j) == 0)</text:span></text:p>
      <text:p text:style-name="Standard"><text:span text:style-name="T1"><text:s text:c="8"/></text:span><text:span text:style-name="T2">break</text:span><text:span text:style-name="T1">;</text:span></text:p>
      <text:p text:style-name="Standard"><text:span text:style-name="T1"><text:s text:c="4"/></text:span><text:span text:style-name="T2">end</text:span></text:p>
      <text:p text:style-name="P6"><text:s text:c="3"/>x(j) = B(j)/A(j,j);</text:p>
      <text:p text:style-name="Standard"><text:span text:style-name="T1"><text:s text:c="3"/></text:span><text:span text:style-name="T2">for</text:span><text:span text:style-name="T1"> i = 1:n</text:span></text:p>
      <text:p text:style-name="P6"><text:s text:c="7"/>b(i) = b(i) - A(i,j)*x(j);</text:p>
      <text:p text:style-name="Standard"><text:span text:style-name="T1"><text:s text:c="3"/></text:span><text:span text:style-name="T2">end</text:span></text:p>
      <text:p text:style-name="P19">end</text:p>
      <text:p text:style-name="P6">x</text:p>
      <text:p text:style-name="P3"/>
      <text:p text:style-name="P4">5.</text:p>
      <text:p text:style-name="P9">A = [2 -3 2 1 4; 1 2 -4 -1 1; -2 4 1 1 3; 3 1 1 -2 -2; 2 6 1 -4 -2];</text:p>
      <text:p text:style-name="P6">B = [26 -5 28 -10 -9];</text:p>
      <text:p text:style-name="P6"><text:s/></text:p>
      <text:p text:style-name="P16">%opts.UT = true; opts.TRANSA = true;</text:p>
      <text:p text:style-name="P6">x1 = linsolve(A, B')</text:p>
      <text:p text:style-name="P6">B = B';</text:p>
      <text:p text:style-name="P6"><text:s/></text:p>
      <text:p text:style-name="P6">mldivide(A,B)</text:p>
      <text:p text:style-name="P4"/>
      <text:p text:style-name="P4">linsolve(A,B) and mldivide(A,B)</text:p>
      <text:p text:style-name="P1"><text:soft-page-break/>Question 2.</text:p>
      <text:p text:style-name="P26">Part 1.</text:p>
      <text:p text:style-name="P7">A = [2 4 -2; 4 9 -3; -2 -1 7];</text:p>
      <text:p text:style-name="P6">b = [2 8 10]';</text:p>
      <text:p text:style-name="P6">c = [4 8 -6]';</text:p>
      <text:p text:style-name="P6">[L, U, P] = lu(A)</text:p>
      <text:p text:style-name="P6">z = L\(P*b)</text:p>
      <text:p text:style-name="P6">x = U\z</text:p>
      <text:p text:style-name="P6"/>
      <text:p text:style-name="P12">Results</text:p>
      <text:p text:style-name="P1">L =</text:p>
      <text:p text:style-name="P1"/>
      <text:p text:style-name="P1"><text:s text:c="4"/>1.0000 <text:s text:c="8"/>0 <text:s text:c="8"/>0</text:p>
      <text:p text:style-name="P1"><text:s text:c="3"/>-0.5000 <text:s text:c="3"/>1.0000 <text:s text:c="8"/>0</text:p>
      <text:p text:style-name="P1"><text:s text:c="4"/>0.5000 <text:s text:c="2"/>-0.1429 <text:s text:c="3"/>1.0000</text:p>
      <text:p text:style-name="P1"/>
      <text:p text:style-name="P1"/>
      <text:p text:style-name="P1">U =</text:p>
      <text:p text:style-name="P1"/>
      <text:p text:style-name="P1"><text:s text:c="4"/>4.0000 <text:s text:c="3"/>9.0000 <text:s text:c="2"/>-3.0000</text:p>
      <text:p text:style-name="P1"><text:s text:c="9"/>0 <text:s text:c="3"/>3.5000 <text:s text:c="3"/>5.5000</text:p>
      <text:p text:style-name="P1"><text:s text:c="9"/>0 <text:s text:c="8"/>0 <text:s text:c="3"/>0.2857</text:p>
      <text:p text:style-name="P1"/>
      <text:p text:style-name="P1"/>
      <text:p text:style-name="P1">P =</text:p>
      <text:p text:style-name="P1"/>
      <text:p text:style-name="P1"><text:s text:c="5"/>0 <text:s text:c="4"/>1 <text:s text:c="4"/>0</text:p>
      <text:p text:style-name="P1"><text:s text:c="5"/>0 <text:s text:c="4"/>0 <text:s text:c="4"/>1</text:p>
      <text:p text:style-name="P1"><text:s text:c="5"/>1 <text:s text:c="4"/>0 <text:s text:c="4"/>0</text:p>
      <text:p text:style-name="P1"/>
      <text:p text:style-name="P1">x =</text:p>
      <text:p text:style-name="P1"/>
      <text:p text:style-name="P1"><text:s text:c="3"/>-7.0000</text:p>
      <text:p text:style-name="P1"><text:s text:c="4"/>4.0000</text:p>
      <text:p text:style-name="P1"><text:s text:c="3"/>-0.0000</text:p>
      <text:p text:style-name="P5"><text:span text:style-name="T6">Part </text:span>2.</text:p>
      <text:p text:style-name="P10"><text:s/></text:p>
      <text:p text:style-name="P6">A = [2 4 -2; 4 9 -3; -2 -1 7];</text:p>
      <text:p text:style-name="P6">b = [2 8 10]';</text:p>
      <text:p text:style-name="P6">c = [4 8 -6]';</text:p>
      <text:p text:style-name="P6">[L, U, P] = lu(A)</text:p>
      <text:p text:style-name="P6">z = L\(P*c)</text:p>
      <text:p text:style-name="P6"><text:span text:style-name="T6">y</text:span> = U\z</text:p>
      <text:p text:style-name="P6"/>
      <text:p text:style-name="P11">Results</text:p>
      <text:p text:style-name="P6">y =</text:p>
      <text:p text:style-name="P6"/>
      <text:p text:style-name="P6"><text:s text:c="4"/>-1</text:p>
      <text:p text:style-name="P6"><text:s text:c="5"/>1</text:p>
      <text:p text:style-name="P6"><text:s text:c="4"/>-1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0:07:27.041732678</meta:creation-date>
    <dc:date>2018-11-15T09:37:52.569222692</dc:date>
    <meta:editing-duration>PT12M52S</meta:editing-duration>
    <meta:editing-cycles>3</meta:editing-cycles>
    <meta:generator>LibreOffice/6.0.6.2$Linux_X86_64 LibreOffice_project/00$Build-2</meta:generator>
    <meta:document-statistic meta:table-count="0" meta:image-count="0" meta:object-count="0" meta:page-count="3" meta:paragraph-count="125" meta:word-count="444" meta:character-count="2479" meta:non-whitespace-character-count="1558"/>
  </office:meta>
</office:document-meta>
</file>